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600d9" officeooo:paragraph-rsid="000600d9"/>
    </style:style>
    <style:style style:name="P2" style:family="paragraph" style:parent-style-name="Standard">
      <style:text-properties officeooo:rsid="0007f803" officeooo:paragraph-rsid="0007f803"/>
    </style:style>
    <style:style style:name="P3" style:family="paragraph" style:parent-style-name="Standard">
      <style:text-properties officeooo:rsid="000b1d70" officeooo:paragraph-rsid="000b1d70"/>
    </style:style>
    <style:style style:name="P4" style:family="paragraph" style:parent-style-name="Standard">
      <style:text-properties fo:font-weight="bold" officeooo:rsid="00194f95" officeooo:paragraph-rsid="00194f95" style:font-weight-asian="bold" style:font-weight-complex="bold"/>
    </style:style>
    <style:style style:name="P5" style:family="paragraph" style:parent-style-name="Standard">
      <style:text-properties fo:font-weight="bold" officeooo:rsid="001a96ca" officeooo:paragraph-rsid="001a96ca" style:font-weight-asian="bold" style:font-weight-complex="bold"/>
    </style:style>
    <style:style style:name="P6" style:family="paragraph" style:parent-style-name="Standard">
      <style:text-properties officeooo:rsid="000c96f0" officeooo:paragraph-rsid="000c96f0"/>
    </style:style>
    <style:style style:name="P7" style:family="paragraph" style:parent-style-name="Standard">
      <style:text-properties officeooo:rsid="000e0130" officeooo:paragraph-rsid="000e0130"/>
    </style:style>
    <style:style style:name="P8" style:family="paragraph" style:parent-style-name="Standard">
      <style:text-properties officeooo:rsid="000e8f33" officeooo:paragraph-rsid="000e8f33"/>
    </style:style>
    <style:style style:name="P9" style:family="paragraph" style:parent-style-name="Standard">
      <style:text-properties officeooo:rsid="0010098a" officeooo:paragraph-rsid="0010098a"/>
    </style:style>
    <style:style style:name="P10" style:family="paragraph" style:parent-style-name="Standard">
      <style:text-properties officeooo:rsid="0011ae2f" officeooo:paragraph-rsid="0011ae2f"/>
    </style:style>
    <style:style style:name="P11" style:family="paragraph" style:parent-style-name="Standard">
      <style:text-properties officeooo:rsid="0011ae2f" officeooo:paragraph-rsid="00158bde"/>
    </style:style>
    <style:style style:name="P12" style:family="paragraph" style:parent-style-name="Standard">
      <style:text-properties fo:font-size="12pt" fo:font-weight="bold" officeooo:rsid="0011ae2f" officeooo:paragraph-rsid="0011ae2f" style:font-size-asian="12pt" style:font-weight-asian="bold" style:font-size-complex="12pt" style:font-weight-complex="bold"/>
    </style:style>
    <style:style style:name="P13" style:family="paragraph" style:parent-style-name="Standard">
      <style:text-properties fo:font-size="12pt" fo:font-weight="bold" officeooo:rsid="00158bde" officeooo:paragraph-rsid="00158bde" style:font-size-asian="12pt" style:font-weight-asian="bold" style:font-size-complex="12pt" style:font-weight-complex="bold"/>
    </style:style>
    <style:style style:name="P14" style:family="paragraph" style:parent-style-name="Standard">
      <style:text-properties fo:font-size="12pt" fo:font-weight="bold" officeooo:rsid="00158bde" officeooo:paragraph-rsid="00160706" style:font-size-asian="12pt" style:font-weight-asian="bold" style:font-size-complex="12pt" style:font-weight-complex="bold"/>
    </style:style>
    <style:style style:name="P15" style:family="paragraph" style:parent-style-name="Standard">
      <style:text-properties fo:font-size="12pt" fo:font-weight="bold" officeooo:rsid="001ab218" officeooo:paragraph-rsid="001ab218" style:font-size-asian="12pt" style:font-weight-asian="bold" style:font-size-complex="12pt" style:font-weight-complex="bold"/>
    </style:style>
    <style:style style:name="P16" style:family="paragraph" style:parent-style-name="Standard">
      <style:text-properties fo:font-size="12pt" fo:font-weight="normal" officeooo:rsid="00158bde" officeooo:paragraph-rsid="00158bde" style:font-size-asian="12pt" style:font-weight-asian="normal" style:font-size-complex="12pt" style:font-weight-complex="normal"/>
    </style:style>
    <style:style style:name="P17" style:family="paragraph" style:parent-style-name="Standard">
      <style:text-properties fo:font-size="12pt" fo:font-weight="normal" officeooo:rsid="001b24cc" officeooo:paragraph-rsid="001b24cc" style:font-size-asian="12pt" style:font-weight-asian="normal" style:font-size-complex="12pt" style:font-weight-complex="normal"/>
    </style:style>
    <style:style style:name="P18" style:family="paragraph" style:parent-style-name="Standard">
      <style:text-properties fo:font-size="12pt" fo:font-style="italic" fo:font-weight="bold" officeooo:rsid="00158bde" officeooo:paragraph-rsid="00158bde" style:font-size-asian="12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rsid="00158bde" officeooo:paragraph-rsid="00160706" style:font-size-asian="12pt" style:font-style-asian="italic" style:font-weight-asian="bold" style:font-size-complex="12pt" style:font-style-complex="italic" style:font-weight-complex="bold"/>
    </style:style>
    <style:style style:name="P20" style:family="paragraph" style:parent-style-name="Standard">
      <style:text-properties fo:font-style="italic" fo:font-weight="bold" officeooo:rsid="0007f803" officeooo:paragraph-rsid="0007f803" style:font-style-asian="italic" style:font-weight-asian="bold" style:font-style-complex="italic" style:font-weight-complex="bold"/>
    </style:style>
    <style:style style:name="P21" style:family="paragraph" style:parent-style-name="Standard">
      <style:text-properties fo:font-style="italic" fo:font-weight="bold" officeooo:rsid="000600d9" officeooo:paragraph-rsid="000600d9" style:font-style-asian="italic" style:font-weight-asian="bold" style:font-style-complex="italic" style:font-weight-complex="bold"/>
    </style:style>
    <style:style style:name="P22" style:family="paragraph" style:parent-style-name="Standard">
      <style:text-properties fo:font-style="italic" fo:font-weight="bold" officeooo:rsid="0011ae2f" officeooo:paragraph-rsid="0011ae2f" style:font-style-asian="italic" style:font-weight-asian="bold" style:font-style-complex="italic" style:font-weight-complex="bold"/>
    </style:style>
    <style:style style:name="P23" style:family="paragraph" style:parent-style-name="Standard">
      <style:text-properties fo:font-size="13pt" fo:font-weight="bold" style:font-size-asian="13pt" style:font-weight-asian="bold" style:font-size-complex="13pt" style:font-weight-complex="bold"/>
    </style:style>
    <style:style style:name="P24" style:family="paragraph" style:parent-style-name="Standard">
      <style:text-properties officeooo:rsid="00160706" officeooo:paragraph-rsid="00160706"/>
    </style:style>
    <style:style style:name="P25" style:family="paragraph" style:parent-style-name="Standard">
      <style:text-properties fo:font-weight="normal" officeooo:rsid="00194f95" officeooo:paragraph-rsid="00194f95" style:font-weight-asian="normal" style:font-weight-complex="normal"/>
    </style:style>
    <style:style style:name="T1" style:family="text">
      <style:text-properties officeooo:rsid="0007da8a"/>
    </style:style>
    <style:style style:name="T2" style:family="text">
      <style:text-properties officeooo:rsid="0009aabe"/>
    </style:style>
    <style:style style:name="T3" style:family="text">
      <style:text-properties officeooo:rsid="000e8f33"/>
    </style:style>
    <style:style style:name="T4" style:family="text">
      <style:text-properties officeooo:rsid="0010098a"/>
    </style:style>
    <style:style style:name="T5" style:family="text">
      <style:text-properties officeooo:rsid="00136820"/>
    </style:style>
    <style:style style:name="T6" style:family="text">
      <style:text-properties officeooo:rsid="00158bde"/>
    </style:style>
    <style:style style:name="T7" style:family="text">
      <style:text-properties fo:font-size="13pt" fo:font-weight="bold" officeooo:rsid="0007da8a" style:font-size-asian="13pt" style:font-weight-asian="bold" style:font-size-complex="13pt" style:font-weight-complex="bold"/>
    </style:style>
    <style:style style:name="T8" style:family="text">
      <style:text-properties fo:font-weight="normal" style:font-weight-asian="normal" style:font-weight-complex="normal"/>
    </style:style>
    <style:style style:name="T9" style:family="text">
      <style:text-properties fo:font-weight="normal" officeooo:rsid="00158bde" style:font-weight-asian="normal" style:font-weight-complex="normal"/>
    </style:style>
    <style:style style:name="T10" style:family="text">
      <style:text-properties fo:font-style="italic" officeooo:rsid="00158bde" style:font-style-asian="italic" style:font-style-complex="italic"/>
    </style:style>
    <style:style style:name="T11" style:family="text">
      <style:text-properties fo:font-style="italic" officeooo:rsid="00160706" style:font-style-asian="italic" style:font-style-complex="italic"/>
    </style:style>
    <style:style style:name="T12" style:family="text">
      <style:text-properties fo:font-style="italic" fo:font-weight="bold" officeooo:rsid="00160706"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58bde" style:font-style-asian="normal" style:font-weight-asian="normal" style:font-style-complex="normal" style:font-weight-complex="normal"/>
    </style:style>
    <style:style style:name="T16" style:family="text">
      <style:text-properties fo:font-style="normal" fo:font-weight="normal" officeooo:rsid="00160706" style:font-style-asian="normal" style:font-weight-asian="normal" style:font-style-complex="normal" style:font-weight-complex="normal"/>
    </style:style>
    <style:style style:name="T17" style:family="text">
      <style:text-properties fo:font-style="normal" fo:font-weight="normal" officeooo:rsid="001b515b" style:font-style-asian="normal" style:font-weight-asian="normal" style:font-style-complex="normal" style:font-weight-complex="normal"/>
    </style:style>
    <style:style style:name="T18" style:family="text">
      <style:text-properties officeooo:rsid="00160706"/>
    </style:style>
    <style:style style:name="T19"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7">CSE 537- Artificial Intelligence </text:span></text:p>
      <text:p text:style-name="P23"><text:tab/><text:tab/><text:tab/><text:tab/><text:tab/><text:tab/><text:span text:style-name="T1">Project-3 Report</text:span></text:p>
      <text:p text:style-name="P2"/>
      <text:p text:style-name="P20">Team Members:</text:p>
      <text:p text:style-name="P2">1. Rajendra Kumar R <text:span text:style-name="T5">()</text:span></text:p>
      <text:p text:style-name="P2">2. Sri Sruti Mandadapu <text:span text:style-name="T5">(109749215)</text:span></text:p>
      <text:p text:style-name="P2"/>
      <text:p text:style-name="P20">Files Submitted:</text:p>
      <text:p text:style-name="P2">1. csp.py: Th<text:span text:style-name="T2">e code for Constraint Propagation which implements the three algorithms.</text:span></text:p>
      <text:p text:style-name="P3">2. Read_Input.py: Reads from the input file and creates data structures to store the data from the file.</text:p>
      <text:p text:style-name="P3">3. Test_Input_Files(Folder) : This folder contains all the test files with which the code is executed and verified.</text:p>
      <text:p text:style-name="P6">4. </text:p>
      <text:p text:style-name="P6"/>
      <text:p text:style-name="P21">Assumptions:</text:p>
      <text:p text:style-name="P7">1. If a TA does not have any skill, the he/she will not be considered for assignment.</text:p>
      <text:p text:style-name="P7">2. If a course does not have any specific skills requirement, then any TA can be assigned to it.</text:p>
      <text:p text:style-name="P7">3. <text:span text:style-name="T3">An assignment is considered to be complete if all the TAs are assigned to their full availability or all the courses have their assignment full.</text:span></text:p>
      <text:p text:style-name="P8">4. <text:span text:style-name="T4">A TA can be partially assigned too, i.e. <text:s/>TA having a single course assigned to 0.5 is valid.</text:span></text:p>
      <text:p text:style-name="P9">5.</text:p>
      <text:p text:style-name="P9"/>
      <text:p text:style-name="P22">Algorithms Implemented:</text:p>
      <text:p text:style-name="P10"/>
      <text:p text:style-name="P12">1. Plain Backtracking <text:span text:style-name="T6">Search:</text:span></text:p>
      <text:p text:style-name="P12"><text:tab/><text:span text:style-name="T9">The </text:span><text:span text:style-name="T10">backtracking_search </text:span><text:span text:style-name="T16">function</text:span><text:span text:style-name="T11"> </text:span><text:span text:style-name="T15">implements this algorithm. At each step, a value form the domain (Courses) is assigned to a variable (TA) if the given constraints are satisfied. If the assignment fails, then the algorithm backtracks, that is the previous assigned values are removed and new assignments are made to the variables. </text:span></text:p>
      <text:p text:style-name="P12"/>
      <text:p text:style-name="P13"><text:span text:style-name="T14"/></text:p>
      <text:p text:style-name="P18"><text:span text:style-name="T8">Sample output:</text:span></text:p>
      <text:p text:style-name="P13"><text:span text:style-name="T14">When this algorithm is run with the “testInput</text:span><text:span text:style-name="T17">2</text:span><text:span text:style-name="T14">” file, following is the obtained output:</text:span></text:p>
      <text:p text:style-name="P13"/>
      <text:p text:style-name="P15"><text:span text:style-name="T14">=======Constraint Propagation=======</text:span></text:p>
      <text:p text:style-name="P15"><text:span text:style-name="T14">Variables : <text:s/>{'TA4': 1, 'TA5': 1, 'TA6': 1, 'TA7': 1, 'TA1': 1, 'TA2': 1, 'TA3': 1, 'TA8': 1, 'TA10': 1, 'TA9': 1} </text:span></text:p>
      <text:p text:style-name="P15"/>
      <text:p text:style-name="P15"><text:span text:style-name="T14">Domains: <text:s/>{'CSE114': 1.5, 'CSE306': 0.5, 'CSE307': 0, 'CSE110': 2, 'CSE101': 1.5} </text:span></text:p>
      <text:p text:style-name="P15"/>
      <text:p text:style-name="P15"><text:span text:style-name="T14">Total number of nodes expanded for Backtracking Search: 284</text:span></text:p>
      <text:p text:style-name="P15"><text:span text:style-name="T14"/></text:p>
      <text:p text:style-name="P15"><text:span text:style-name="T14">Total time taken by the backtracking search algorithm: 0.00226712226868 seconds</text:span></text:p>
      <text:p text:style-name="P15"/>
      <text:p text:style-name="P15"><text:span text:style-name="T14">Assignment: {'TA4': [['CSE306', 0.5]], 'TA5': [['CSE110', 1.0]], 'TA6': [['CSE110', 1.0]], 'TA7': [['CSE101', 1.0]], 'TA1': [['CSE114', 1.0]], 'TA10': [['CSE114', 0.5]], 'TA8': [['CSE101', 0.5]]}</text:span></text:p>
      <text:p text:style-name="P13"/>
      <text:p text:style-name="P13"/>
      <text:p text:style-name="P13"/>
      <text:p text:style-name="P13"><text:soft-page-break/><text:span text:style-name="T13">2. Backtracking Search with Forward Checking:</text:span></text:p>
      <text:p text:style-name="P16"><text:tab/>The <text:span text:style-name="T12">forward_checking</text:span><text:span text:style-name="T18"> function implements this algorithm. As in backtracking, a class is assigned to a TA at each step. When the value of a course becomes zero, it is removed from the list. This decreases the number of domain values to be checked for each TA whether they satisfy the constraints or no.</text:span></text:p>
      <text:p text:style-name="P13"/>
      <text:p text:style-name="P19"><text:span text:style-name="T8">Sample output:</text:span></text:p>
      <text:p text:style-name="P14"><text:span text:style-name="T14">When this algorithm is run with the “testInput</text:span><text:span text:style-name="T17">2</text:span><text:span text:style-name="T14">” file, following is the obtained output:</text:span></text:p>
      <text:p text:style-name="P14"><text:span text:style-name="T14"/></text:p>
      <text:p text:style-name="P17">=======Constraint Propagation=======</text:p>
      <text:p text:style-name="P17">Variables : <text:s/>{'TA4': 1, 'TA5': 1, 'TA6': 1, 'TA7': 1, 'TA1': 1, 'TA2': 1, 'TA3': 1, 'TA8': 1, 'TA10': 1, 'TA9': 1} </text:p>
      <text:p text:style-name="P17"/>
      <text:p text:style-name="P17">Domains: <text:s/>{'CSE114': 1.5, 'CSE306': 0.5, 'CSE307': 0, 'CSE110': 2, 'CSE101': 1.5} </text:p>
      <text:p text:style-name="P17"/>
      <text:p text:style-name="P17">Total number of nodes expanded for Backtracking Search with Forward Checking: 161</text:p>
      <text:p text:style-name="P17"/>
      <text:p text:style-name="P17">Total time taken by the Forward checking algorithm: 0.00187110900879 <text:s/>seconds</text:p>
      <text:p text:style-name="P17"/>
      <text:p text:style-name="P17">Assignment: {'TA4': [['CSE306', 0.5]], 'TA5': [['CSE110', 1.0]], 'TA6': [['CSE110', 1.0]], 'TA7': [['CSE101', 1.0]], 'TA1': [['CSE114', 1.0]], 'TA10': [['CSE114', 0.5]], 'TA8': [['CSE101', 0.5]]}</text:p>
      <text:p text:style-name="P13"/>
      <text:p text:style-name="P11"/>
      <text:p text:style-name="P1">Maximum skills matched (checked how ? )</text:p>
      <text:p text:style-name="P1"/>
      <text:p text:style-name="P24">3. Backtracking Search with Forward Checking and Arc Consistency check:</text:p>
      <text:p text:style-name="P24"/>
      <text:p text:style-name="P24"/>
      <text:p text:style-name="P24"/>
      <text:p text:style-name="P4">Observations:</text:p>
      <text:p text:style-name="P4"/>
      <text:p text:style-name="P25">1. </text:p>
      <text:p text:style-name="P25">2.</text:p>
      <text:p text:style-name="P25"/>
      <text:p text:style-name="P5">Optimizations:</text:p>
      <text:p text:style-name="P25"/>
      <text:p text:style-name="P4">Challenges:</text:p>
      <text:p text:style-name="P4"/>
      <text:p text:style-name="P4"/>
      <text:p text:style-name="P5">Conclusion:</text:p>
      <text:p text:style-name="P5"/>
      <text:p text:style-name="P25"/>
      <text:p text:style-name="P25"/>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5:44:38.648913938</meta:creation-date>
    <dc:date>2015-03-22T18:07:56.537527555</dc:date>
    <meta:editing-duration>PT2H7M57S</meta:editing-duration>
    <meta:editing-cycles>22</meta:editing-cycles>
    <meta:generator>LibreOffice/4.2.7.2$Linux_X86_64 LibreOffice_project/420m0$Build-2</meta:generator>
    <meta:document-statistic meta:table-count="0" meta:image-count="0" meta:object-count="0" meta:page-count="2" meta:paragraph-count="45" meta:word-count="478" meta:character-count="3141" meta:non-whitespace-character-count="2681"/>
  </office:meta>
</office:document-meta>
</file>